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style:text-underline-style="none" style:font-size-asian="10.5pt" style:font-size-complex="12pt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12pt" style:text-underline-style="none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Joel Smith</text:p>
      <text:p text:style-name="P1">Class: 162</text:p>
      <text:p text:style-name="P1">Final Project</text:p>
      <text:p text:style-name="P1"/>
      <text:p text:style-name="P2">Game Script</text:p>
      <text:p text:style-name="P2">This document details the steps the player has to take to win</text:p>
      <text:p text:style-name="P2"/>
      <text:list xml:id="list713178299" text:style-name="L1">
        <text:list-header>
          <text:p text:style-name="P4"/>
        </text:list-header>
      </text:list>
      <text:p text:style-name="P3">QUEST1:</text:p>
      <text:list xml:id="list337861732" text:continue-numbering="true" text:style-name="L1">
        <text:list-item>
          <text:p text:style-name="P4">go to control room, talk to captain</text:p>
        </text:list-item>
        <text:list-item>
          <text:p text:style-name="P4">go to deck 13, find Sargent Brown dead, get operating system disk</text:p>
        </text:list-item>
        <text:list-item>
          <text:p text:style-name="P4">go to computer core, load operating system</text:p>
        </text:list-item>
      </text:list>
      <text:p text:style-name="P3">QUEST2:</text:p>
      <text:list xml:id="list1147196294" text:continue-numbering="true" text:style-name="L1">
        <text:list-item>
          <text:p text:style-name="P4">go to control room, talk to captain</text:p>
        </text:list-item>
        <text:list-item>
          <text:p text:style-name="P4">go to gun turret, load a round in gun</text:p>
        </text:list-item>
        <text:list-item>
          <text:p text:style-name="P4">go to fire control, fire on pirates shooting the boat from the island</text:p>
        </text:list-item>
      </text:list>
      <text:p text:style-name="P3">QUEST3:</text:p>
      <text:list xml:id="list996992226" text:continue-numbering="true" text:style-name="L1">
        <text:list-item>
          <text:p text:style-name="P4">go to control room, talk to captain</text:p>
        </text:list-item>
        <text:list-item>
          <text:p text:style-name="P4">go to armory, get rifle</text:p>
        </text:list-item>
        <text:list-item>
          <text:p text:style-name="P4">go to fuel storage, turn on fuel valve</text:p>
        </text:list-item>
        <text:list-item>
          <text:p text:style-name="P4">go to engine room, turn on engine</text:p>
        </text:list-item>
      </text:list>
      <text:p text:style-name="P3">QUEST4</text:p>
      <text:list xml:id="list2063765625" text:continue-numbering="true" text:style-name="L1">
        <text:list-item>
          <text:p text:style-name="P4">go to control room, talk to captain</text:p>
        </text:list-item>
        <text:list-item>
          <text:p text:style-name="P4">go to missile launcher 2, kick the missile into place</text:p>
        </text:list-item>
        <text:list-item>
          <text:p text:style-name="P4">go to fire control, fire missile on pirate boat</text:p>
        </text:list-item>
      </text:list>
      <text:p text:style-name="P3"><text:soft-page-break/>QUEST 5:</text:p>
      <text:list xml:id="list1130979587" text:continue-numbering="true" text:style-name="L1">
        <text:list-item>
          <text:p text:style-name="P4">go to control room, talk to captain</text:p>
        </text:list-item>
        <text:list-item>
          <text:p text:style-name="P4">go to torpedo storage, load torpedo in torpedo launcher</text:p>
        </text:list-item>
        <text:list-item>
          <text:p text:style-name="P4">go to fire control, fire on pirate dingui</text:p>
        </text:list-item>
        <text:list-item>
          <text:p text:style-name="P4">go to control room, talk to capt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 </meta:initial-creator>
    <meta:creation-date>2015-01-18T11:49:47</meta:creation-date>
    <meta:generator>LibreOffice/3.5$Linux_X86_64 LibreOffice_project/350m1$Build-2</meta:generator>
    <dc:date>2015-03-07T11:20:41</dc:date>
    <dc:creator>user1 </dc:creator>
    <meta:editing-duration>PT7H11M23S</meta:editing-duration>
    <meta:editing-cycles>72</meta:editing-cycles>
    <meta:document-statistic meta:table-count="0" meta:image-count="0" meta:object-count="0" meta:page-count="2" meta:paragraph-count="27" meta:word-count="183" meta:character-count="188" meta:non-whitespace-character-count="762"/>
  </office:meta>
</office:document-meta>
</file>